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iel de gestion de versions décentralisé</text:p>
      <text:p text:style-name="Standard">Données regroupées sur un serveur.</text:p>
      <text:p text:style-name="Standard">Gestion de projet à plusieurs</text:p>
      <text:p text:style-name="Standard"/>
      <text:p text:style-name="Standard">Création d'un compte</text:p>
      <text:p text:style-name="Standard"/>
      <text:p text:style-name="Standard">Delta = modifications</text:p>
      <text:p text:style-name="Standard"/>
      <text:p text:style-name="Standard">Everything up-to-date = tout est à jou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5</meta:editing-cycles>
    <meta:generator>OpenOffice/4.1.8$Win32 OpenOffice.org_project/418m3$Build-9803</meta:generator>
    <dc:date>2021-02-02T10:40:42.80</dc:date>
    <dc:creator>C R</dc:creator>
    <meta:document-statistic meta:table-count="0" meta:image-count="0" meta:object-count="0" meta:page-count="1" meta:paragraph-count="6" meta:word-count="29" meta:character-count="188"/>
    <meta:user-defined meta:name="Info 1"/>
    <meta:user-defined meta:name="Info 2"/>
    <meta:user-defined meta:name="Info 3"/>
    <meta:user-defined meta:name="Info 4"/>
  </office:meta>
</office:document-meta>
</file>